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f86" officeooo:paragraph-rsid="000e9f86"/>
    </style:style>
    <style:style style:name="P2" style:family="paragraph" style:parent-style-name="Standard">
      <style:text-properties officeooo:rsid="000f27d4" officeooo:paragraph-rsid="000f27d4"/>
    </style:style>
    <style:style style:name="P3" style:family="paragraph" style:parent-style-name="Standard" style:list-style-name="L1">
      <style:text-properties officeooo:rsid="000f27d4" officeooo:paragraph-rsid="000f27d4"/>
    </style:style>
    <style:style style:name="P4" style:family="paragraph" style:parent-style-name="Standard" style:list-style-name="L1">
      <style:text-properties officeooo:rsid="000f27d4" officeooo:paragraph-rsid="00102511"/>
    </style:style>
    <style:style style:name="P5" style:family="paragraph" style:parent-style-name="Standard" style:list-style-name="L3">
      <style:text-properties officeooo:rsid="000f27d4" officeooo:paragraph-rsid="000f27d4"/>
    </style:style>
    <style:style style:name="P6" style:family="paragraph" style:parent-style-name="Standard" style:list-style-name="L3">
      <style:text-properties officeooo:paragraph-rsid="000f27d4"/>
    </style:style>
    <style:style style:name="P7" style:family="paragraph" style:parent-style-name="Standard">
      <style:text-properties fo:color="#ff3333" fo:font-style="italic" officeooo:rsid="000f27d4" officeooo:paragraph-rsid="000f27d4" style:font-style-asian="italic" style:font-style-complex="italic"/>
    </style:style>
    <style:style style:name="P8" style:family="paragraph" style:parent-style-name="Standard">
      <style:text-properties fo:color="#ff3333" fo:font-style="italic" officeooo:rsid="000f27d4" officeooo:paragraph-rsid="00102511" style:font-style-asian="italic" style:font-style-complex="italic"/>
    </style:style>
    <style:style style:name="P9" style:family="paragraph" style:parent-style-name="Standard">
      <style:text-properties fo:color="#ff3333" fo:font-style="italic" officeooo:rsid="0010dc1c" officeooo:paragraph-rsid="0010dc1c" style:font-style-asian="italic" style:font-style-complex="italic"/>
    </style:style>
    <style:style style:name="P10" style:family="paragraph" style:parent-style-name="Standard">
      <style:text-properties fo:color="#0000ff" fo:font-weight="normal" officeooo:rsid="000f27d4" officeooo:paragraph-rsid="000f27d4" style:font-weight-asian="normal" style:font-weight-complex="normal"/>
    </style:style>
    <style:style style:name="P11" style:family="paragraph" style:parent-style-name="Standard">
      <style:text-properties fo:color="#0000ff" officeooo:rsid="0010dc1c" officeooo:paragraph-rsid="0010dc1c"/>
    </style:style>
    <style:style style:name="P12" style:family="paragraph" style:parent-style-name="Standard" style:list-style-name="L4">
      <style:text-properties officeooo:paragraph-rsid="00102511"/>
    </style:style>
    <style:style style:name="P13" style:family="paragraph" style:parent-style-name="Standard" style:list-style-name="L4">
      <style:text-properties officeooo:rsid="00102511" officeooo:paragraph-rsid="00102511"/>
    </style:style>
    <style:style style:name="P14" style:family="paragraph" style:parent-style-name="Standard">
      <style:text-properties officeooo:rsid="0010dc1c" officeooo:paragraph-rsid="0010dc1c"/>
    </style:style>
    <style:style style:name="P15" style:family="paragraph" style:parent-style-name="Standard">
      <style:paragraph-properties fo:text-align="center" style:justify-single-word="false"/>
      <style:text-properties style:font-name="Courier 10 Pitch" fo:font-size="18pt" officeooo:rsid="000e9f86" officeooo:paragraph-rsid="000e9f86" style:font-size-asian="18pt" style:font-size-complex="18pt"/>
    </style:style>
    <style:style style:name="T1" style:family="text">
      <style:text-properties officeooo:rsid="000f27d4"/>
    </style:style>
    <style:style style:name="T2" style:family="text">
      <style:text-properties officeooo:rsid="0010251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2511" style:font-weight-asian="bold" style:font-weight-complex="bold"/>
    </style:style>
    <style:style style:name="T7" style:family="text">
      <style:text-properties fo:font-weight="normal" officeooo:rsid="00102511" style:font-weight-asian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color="#0000ff" officeooo:rsid="001025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pproach to evaluate short a<text:span text:style-name="T1">nswers</text:span></text:p>
      <text:p text:style-name="P1"><text:s/></text:p>
      <text:p text:style-name="P2">Two major steps:</text:p>
      <text:list xml:id="list3889421566562561681" text:style-name="L1">
        <text:list-item>
          <text:p text:style-name="P3">Extract content words </text:p>
        </text:list-item>
      </text:list>
      <text:list xml:id="list6759474759865438232" text:style-name="L3">
        <text:list-item>
          <text:p text:style-name="P6"><text:span text:style-name="T1">Get rid of stop words, retain only content tokens.</text:span></text:p>
        </text:list-item>
        <text:list-item>
          <text:p text:style-name="P6"><text:span text:style-name="T1">Identify semantic related words using Wordnet.</text:span></text:p>
        </text:list-item>
        <text:list-item>
          <text:p text:style-name="P5">Wordnet matches categorized into seven categories, rate these matches from 0 to 6 to asssign scores.</text:p>
        </text:list-item>
      </text:list>
      <text:p text:style-name="P2"/>
      <text:p text:style-name="P2"><text:tab/><text:span text:style-name="T9">Input: Rubric text, top-scoring answers, and prompt</text:span></text:p>
      <text:p text:style-name="P10"><text:tab/><text:tab/>and stimulus texts (if available)</text:p>
      <text:p text:style-name="P10"><text:tab/>Output: Patterns containing unordered content</text:p>
      <text:p text:style-name="P10"><text:tab/><text:tab/> words.</text:p>
      <text:p text:style-name="P2"><text:span text:style-name="T9"><text:tab/>Algorithm: for each sentence in the rubric text do</text:span></text:p>
      <text:p text:style-name="P2"/>
      <text:p text:style-name="P2"><text:tab/><text:tab/><text:tab/><text:span text:style-name="T4">/* Rubric text: "size or type of container to use" */</text:span></text:p>
      <text:p text:style-name="P7"/>
      <text:p text:style-name="P7"><text:tab/><text:tab/><text:tab/>1. Remove stopwords or relatively common words.</text:p>
      <text:p text:style-name="P7"><text:tab/><text:tab/><text:tab/>/* Output: size type container use*/</text:p>
      <text:p text:style-name="P7"/>
      <text:p text:style-name="P7"><text:tab/><text:tab/><text:tab/>2. Rank tokens in top-scoring answers, and prompt and stimulus texts based <text:tab/><text:tab/><text:tab/>on their frequency, and select the top most frequent tokens.</text:p>
      <text:p text:style-name="P8"><text:tab/><text:tab/><text:tab/>/* size container type*/</text:p>
      <text:p text:style-name="P8"></text:p>
      <text:p text:style-name="P7"><text:tab/><text:tab/><text:tab/>3. Identify classes of alternate tokens, for each rubric token, from among <text:tab/><text:tab/><text:tab/><text:tab/>most frequent tokens (from Step 2).</text:p>
      <text:p text:style-name="P7"><text:tab/><text:tab/><text:tab/>/* {size, large, mass, thing, volume} {container, cup,measure} {type, kind} */</text:p>
      <text:p text:style-name="P7"/>
      <text:p text:style-name="P7"><text:tab/><text:tab/><text:tab/>4. Stem words and use the suffix as an alternative</text:p>
      <text:p text:style-name="P7"><text:tab/><text:tab/><text:tab/>/* container→ (stem: contain, suffix: er) →contain(er)?/</text:p>
      <text:p text:style-name="P7"/>
      <text:p text:style-name="P7"><text:tab/><text:tab/><text:tab/>5. Generate the pattern by AND-ing each of the classes of words.</text:p>
      <text:p text:style-name="P7"><text:tab/><text:tab/><text:tab/>/* (?=.*(large|mass|size|thing|volume).*)(?=.*(contain(er)?|cup|measure).*<text:tab/><text:tab/><text:tab/>(?=.*(kind|type).*)</text:p>
      <text:p text:style-name="P2"><text:tab/><text:span text:style-name="T10">End</text:span><text:span text:style-name="T8"></text:span></text:p>
      <text:p text:style-name="P2"/>
      <text:p text:style-name="P2"><text:span text:style-name="T8"/></text:p>
      <text:p text:style-name="P2"/>
      <text:list xml:id="list32010063577835" text:continue-list="list3889421566562561681" text:style-name="L1">
        <text:list-item>
          <text:p text:style-name="P4">Structure of senteces information</text:p>
        </text:list-item>
      </text:list>
      <text:list xml:id="list2434739355832511435" text:style-name="L4">
        <text:list-item>
          <text:p text:style-name="P12"><text:span text:style-name="T2">Get context text in word order (subject-verb, verb-object etc) form.</text:span></text:p>
        </text:list-item>
        <text:list-item>
          <text:p text:style-name="P12"><text:span text:style-name="T2"><text:s/>Generate word order graphs by using POS Tagger to tag parts of speech and then club all the </text:span><text:span text:style-name="T6">consecutive </text:span><text:span text:style-name="T7">nouns</text:span><text:span text:style-name="T2"> componets to a noun vertex, verb components to a verb entity and various other components.</text:span></text:p>
        </text:list-item>
        <text:list-item>
          <text:p text:style-name="P13">Group the components to form a graph ex: verb vertex looks for noun vertex to form verb-noun edge. Ordering matters here noun-verb is different from verb-noun.(Refer Ramachandran and gehringer (2012). )</text:p>
        </text:list-item>
        <text:list-item>
          <text:p text:style-name="P13">Substitute stop words with regular expressions for <text:span text:style-name="T5">gramatically incorrect sentences</text:span>.</text:p>
        </text:list-item>
        <text:list-item>
          <text:p text:style-name="P13">Semantic alternatives( words from Wordnet) also to be taken care of.</text:p>
        </text:list-item>
      </text:list>
      <text:p text:style-name="P14"/>
      <text:p text:style-name="P14"><text:tab/></text:p>
      <text:p text:style-name="P14"/>
      <text:p text:style-name="P14"><text:soft-page-break/><text:tab/><text:span text:style-name="T8">Input: Rubric text, top-scoring answers, and prompt and stimulus texts (if available)</text:span></text:p>
      <text:p text:style-name="P11"><text:tab/>Output: Patterns containing ordered word phrases.</text:p>
      <text:p text:style-name="P11"><text:tab/>Algorithm: for each sentence in the rubric text do</text:p>
      <text:p text:style-name="P14"/>
      <text:p text:style-name="P14"><text:tab/><text:span text:style-name="T4">/* Rubric text: "· · ·particles like sodium, potassium ions into membranes· · ·"</text:span></text:p>
      <text:p text:style-name="P9"></text:p>
      <text:p text:style-name="P9"><text:tab/>1. Generate word-order graphs from the text, and extract edges from the word-order graph.</text:p>
      <text:p text:style-name="P9"><text:tab/>/* The extracted segment: particles like—sodium potassium--ions into membranes. Graph <text:tab/>edges are connected with a "--"</text:p>
      <text:p text:style-name="P9"/>
      <text:p text:style-name="P9"><text:tab/>2. Replace stopwords or function words with \w{0,4}.</text:p>
      <text:p text:style-name="P9"><text:tab/>/* The segment becomes: particles(\s\w{0,4}\s){0,1} sodium potassium ions(\s\w{0,4}\s)<text:tab/>{0,1}membranes</text:p>
      <text:p text:style-name="P9"/>
      <text:p text:style-name="P9"><text:tab/>3. Rank tokens in top-scoring answers and prompt and stimulus texts based on their <text:tab/>frequency, and select the top most frequent tokens.</text:p>
      <text:p text:style-name="P9"/>
      <text:p text:style-name="P9"><text:tab/>4. Identify class of alternate tokens, for each rubric token, from among most frequent tokens.</text:p>
      <text:p text:style-name="P9"><text:tab/></text:p>
      <text:p text:style-name="P9"><text:tab/>5. Add all synonyms of the rubric token from WordNet to the class of alternatives.</text:p>
      <text:p text:style-name="P9"><text:tab/>/* E.g. class of alternate tokens for sodium: {potassium,bismuth, zinc, cobalt}, for <text:tab/>potassium: {tungsten, zinc,calcium, iron, aluminum, tin},for membrane: {film, sheet}</text:p>
      <text:p text:style-name="P9"/>
      <text:p text:style-name="P9"><text:tab/>6. Stem words and generate pattern by AND-ingall classes of words.</text:p>
      <text:p text:style-name="P14"><text:tab/></text:p>
      <text:p text:style-name="P1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2:43:32.231643290</meta:creation-date>
    <meta:editing-duration>PT5M52S</meta:editing-duration>
    <meta:editing-cycles>2</meta:editing-cycles>
    <meta:generator>LibreOffice/4.2.8.2$Linux_X86_64 LibreOffice_project/420m0$Build-2</meta:generator>
    <dc:date>2016-01-24T03:20:08.471372163</dc:date>
    <meta:document-statistic meta:table-count="0" meta:image-count="0" meta:object-count="0" meta:page-count="2" meta:paragraph-count="49" meta:word-count="475" meta:character-count="3178" meta:non-whitespace-character-count="2626"/>
  </office:meta>
</office:document-meta>
</file>